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1" table:style-name="ta1">
        <table:shapes>
          <draw:frame draw:z-index="0" draw:style-name="gr1" draw:text-style-name="P1" svg:width="15.999cm" svg:height="8.999cm" svg:x="14.365cm" svg:y="4.564cm">
            <draw:object draw:notify-on-update-of-ranges="1_1.B111:1_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66cm" svg:height="10.401cm" svg:x="9.894cm" svg:y="0.334cm">
            <draw:object draw:notify-on-update-of-ranges="1_1.C45:1_1.C145 1_1.B45:1_1.B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TTRIBUT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1:MatTau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2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3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4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5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6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COMMENT:;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SWITCH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MAPPINGS:0,0,0,2,1,4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TUP:RES4P <text:s/>07/02/2015 <text:s/>14:42: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:07/02/20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:14:42:0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DITIONS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SWE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RT:</text:p>
          </table:table-cell>
          <table:table-cell office:value-type="float" office:value="-0.1" calcext:value-type="float">
            <text:p>-1,00E-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P:</text:p>
          </table:table-cell>
          <table:table-cell office:value-type="float" office:value="0.1" calcext:value-type="float">
            <text:p>1,00E-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NTS:</text:p>
          </table:table-cell>
          <table:table-cell office:value-type="float" office:value="101" calcext:value-type="float">
            <text:p>1,01E+0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EP:</text:p>
          </table:table-cell>
          <table:table-cell office:value-type="float" office:value="0.002" calcext:value-type="float">
            <text:p>2,00E-00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: <text:s/>RES4P <text:s/>07/02/2015 <text:s/>14:42:0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office:value-type="float" office:value="-0.1" calcext:value-type="float">
            <text:p>-1,00E-001</text:p>
          </table:table-cell>
          <table:table-cell office:value-type="float" office:value="-0.0992" calcext:value-type="float">
            <text:p>-9,92E-002</text:p>
          </table:table-cell>
          <table:table-cell office:value-type="float" office:value="-0.000015304" calcext:value-type="float">
            <text:p>-1,53E-005</text:p>
          </table:table-cell>
          <table:table-cell office:value-type="float" office:value="6481.9655" calcext:value-type="float">
            <text:p>6,48E+003</text:p>
          </table:table-cell>
          <table:table-cell table:number-columns-repeated="2"/>
        </table:table-row>
        <table:table-row table:style-name="ro2">
          <table:table-cell office:value-type="float" office:value="-0.098" calcext:value-type="float">
            <text:p>-9,80E-002</text:p>
          </table:table-cell>
          <table:table-cell office:value-type="float" office:value="-0.0968" calcext:value-type="float">
            <text:p>-9,68E-002</text:p>
          </table:table-cell>
          <table:table-cell office:value-type="float" office:value="-0.000014991" calcext:value-type="float">
            <text:p>-1,50E-005</text:p>
          </table:table-cell>
          <table:table-cell office:value-type="float" office:value="6457.20766" calcext:value-type="float">
            <text:p>6,46E+003</text:p>
          </table:table-cell>
          <table:table-cell table:number-columns-repeated="2"/>
        </table:table-row>
        <table:table-row table:style-name="ro2">
          <table:table-cell office:value-type="float" office:value="-0.096" calcext:value-type="float">
            <text:p>-9,60E-002</text:p>
          </table:table-cell>
          <table:table-cell office:value-type="float" office:value="-0.0956" calcext:value-type="float">
            <text:p>-9,56E-002</text:p>
          </table:table-cell>
          <table:table-cell office:value-type="float" office:value="-0.000014692" calcext:value-type="float">
            <text:p>-1,47E-005</text:p>
          </table:table-cell>
          <table:table-cell office:value-type="float" office:value="6506.94255" calcext:value-type="float">
            <text:p>6,51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94" calcext:value-type="float">
            <text:p>-9,40E-002</text:p>
          </table:table-cell>
          <table:table-cell office:value-type="float" office:value="-0.000014387" calcext:value-type="float">
            <text:p>-1,44E-005</text:p>
          </table:table-cell>
          <table:table-cell office:value-type="float" office:value="6533.67624" calcext:value-type="float">
            <text:p>6,53E+003</text:p>
          </table:table-cell>
          <table:table-cell table:number-columns-repeated="2"/>
        </table:table-row>
        <table:table-row table:style-name="ro2">
          <table:table-cell office:value-type="float" office:value="-0.092" calcext:value-type="float">
            <text:p>-9,20E-002</text:p>
          </table:table-cell>
          <table:table-cell office:value-type="float" office:value="-0.0916" calcext:value-type="float">
            <text:p>-9,16E-002</text:p>
          </table:table-cell>
          <table:table-cell office:value-type="float" office:value="-0.000014081" calcext:value-type="float">
            <text:p>-1,41E-005</text:p>
          </table:table-cell>
          <table:table-cell office:value-type="float" office:value="6505.2198" calcext:value-type="float">
            <text:p>6,51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9" calcext:value-type="float">
            <text:p>-9,00E-002</text:p>
          </table:table-cell>
          <table:table-cell office:value-type="float" office:value="-0.000013775" calcext:value-type="float">
            <text:p>-1,38E-005</text:p>
          </table:table-cell>
          <table:table-cell office:value-type="float" office:value="6533.57532" calcext:value-type="float">
            <text:p>6,53E+003</text:p>
          </table:table-cell>
          <table:table-cell table:number-columns-repeated="2"/>
        </table:table-row>
        <table:table-row table:style-name="ro2">
          <table:table-cell office:value-type="float" office:value="-0.088" calcext:value-type="float">
            <text:p>-8,80E-002</text:p>
          </table:table-cell>
          <table:table-cell office:value-type="float" office:value="-0.0872" calcext:value-type="float">
            <text:p>-8,72E-002</text:p>
          </table:table-cell>
          <table:table-cell office:value-type="float" office:value="-0.000013476" calcext:value-type="float">
            <text:p>-1,35E-005</text:p>
          </table:table-cell>
          <table:table-cell office:value-type="float" office:value="6470.76284" calcext:value-type="float">
            <text:p>6,47E+003</text:p>
          </table:table-cell>
          <table:table-cell table:number-columns-repeated="2"/>
        </table:table-row>
        <table:table-row table:style-name="ro2">
          <table:table-cell office:value-type="float" office:value="-0.086" calcext:value-type="float">
            <text:p>-8,60E-002</text:p>
          </table:table-cell>
          <table:table-cell office:value-type="float" office:value="-0.0856" calcext:value-type="float">
            <text:p>-8,56E-002</text:p>
          </table:table-cell>
          <table:table-cell office:value-type="float" office:value="-0.000013176" calcext:value-type="float">
            <text:p>-1,32E-005</text:p>
          </table:table-cell>
          <table:table-cell office:value-type="float" office:value="6496.6606" calcext:value-type="float">
            <text:p>6,50E+003</text:p>
          </table:table-cell>
          <table:table-cell table:number-columns-repeated="2"/>
        </table:table-row>
        <table:table-row table:style-name="ro2">
          <table:table-cell office:value-type="float" office:value="-0.084" calcext:value-type="float">
            <text:p>-8,40E-002</text:p>
          </table:table-cell>
          <table:table-cell office:value-type="float" office:value="-0.0844" calcext:value-type="float">
            <text:p>-8,44E-002</text:p>
          </table:table-cell>
          <table:table-cell office:value-type="float" office:value="-0.000012872" calcext:value-type="float">
            <text:p>-1,29E-005</text:p>
          </table:table-cell>
          <table:table-cell office:value-type="float" office:value="6556.86762" calcext:value-type="float">
            <text:p>6,56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82" calcext:value-type="float">
            <text:p>-8,20E-002</text:p>
          </table:table-cell>
          <table:table-cell office:value-type="float" office:value="-0.000012562" calcext:value-type="float">
            <text:p>-1,26E-005</text:p>
          </table:table-cell>
          <table:table-cell office:value-type="float" office:value="6527.62299" calcext:value-type="float">
            <text:p>6,53E+003</text:p>
          </table:table-cell>
          <table:table-cell table:number-columns-repeated="2"/>
        </table:table-row>
        <table:table-row table:style-name="ro2">
          <table:table-cell office:value-type="float" office:value="-0.08" calcext:value-type="float">
            <text:p>-8,00E-002</text:p>
          </table:table-cell>
          <table:table-cell office:value-type="float" office:value="-0.0792" calcext:value-type="float">
            <text:p>-7,92E-002</text:p>
          </table:table-cell>
          <table:table-cell office:value-type="float" office:value="-0.000012253" calcext:value-type="float">
            <text:p>-1,23E-005</text:p>
          </table:table-cell>
          <table:table-cell office:value-type="float" office:value="6463.72317" calcext:value-type="float">
            <text:p>6,46E+003</text:p>
          </table:table-cell>
          <table:table-cell table:number-columns-repeated="2"/>
        </table:table-row>
        <table:table-row table:style-name="ro2">
          <table:table-cell office:value-type="float" office:value="-0.078" calcext:value-type="float">
            <text:p>-7,80E-002</text:p>
          </table:table-cell>
          <table:table-cell office:value-type="float" office:value="-0.0772" calcext:value-type="float">
            <text:p>-7,72E-002</text:p>
          </table:table-cell>
          <table:table-cell office:value-type="float" office:value="-0.000011955" calcext:value-type="float">
            <text:p>-1,20E-005</text:p>
          </table:table-cell>
          <table:table-cell office:value-type="float" office:value="6457.54914" calcext:value-type="float">
            <text:p>6,46E+003</text:p>
          </table:table-cell>
          <table:table-cell table:number-columns-repeated="2"/>
        </table:table-row>
        <table:table-row table:style-name="ro2">
          <table:table-cell office:value-type="float" office:value="-0.076" calcext:value-type="float">
            <text:p>-7,60E-002</text:p>
          </table:table-cell>
          <table:table-cell office:value-type="float" office:value="-0.0756" calcext:value-type="float">
            <text:p>-7,56E-002</text:p>
          </table:table-cell>
          <table:table-cell office:value-type="float" office:value="-0.000011647" calcext:value-type="float">
            <text:p>-1,16E-005</text:p>
          </table:table-cell>
          <table:table-cell office:value-type="float" office:value="6490.94187" calcext:value-type="float">
            <text:p>6,49E+003</text:p>
          </table:table-cell>
          <table:table-cell table:number-columns-repeated="2"/>
        </table:table-row>
        <table:table-row table:style-name="ro2">
          <table:table-cell office:value-type="float" office:value="-0.074" calcext:value-type="float">
            <text:p>-7,40E-002</text:p>
          </table:table-cell>
          <table:table-cell office:value-type="float" office:value="-0.0736" calcext:value-type="float">
            <text:p>-7,36E-002</text:p>
          </table:table-cell>
          <table:table-cell office:value-type="float" office:value="-0.00001135" calcext:value-type="float">
            <text:p>-1,14E-005</text:p>
          </table:table-cell>
          <table:table-cell office:value-type="float" office:value="6484.5815" calcext:value-type="float">
            <text:p>6,48E+003</text:p>
          </table:table-cell>
          <table:table-cell table:number-columns-repeated="2"/>
        </table:table-row>
        <table:table-row table:style-name="ro2">
          <table:table-cell office:value-type="float" office:value="-0.072" calcext:value-type="float">
            <text:p>-7,20E-002</text:p>
          </table:table-cell>
          <table:table-cell office:value-type="float" office:value="-0.0716" calcext:value-type="float">
            <text:p>-7,16E-002</text:p>
          </table:table-cell>
          <table:table-cell office:value-type="float" office:value="-0.000011032" calcext:value-type="float">
            <text:p>-1,10E-005</text:p>
          </table:table-cell>
          <table:table-cell office:value-type="float" office:value="6490.2103" calcext:value-type="float">
            <text:p>6,49E+003</text:p>
          </table:table-cell>
          <table:table-cell table:number-columns-repeated="2"/>
        </table:table-row>
        <table:table-row table:style-name="ro2">
          <table:table-cell office:value-type="float" office:value="-0.07" calcext:value-type="float">
            <text:p>-7,00E-002</text:p>
          </table:table-cell>
          <table:table-cell office:value-type="float" office:value="-0.0696" calcext:value-type="float">
            <text:p>-6,96E-002</text:p>
          </table:table-cell>
          <table:table-cell office:value-type="float" office:value="-0.000010738" calcext:value-type="float">
            <text:p>-1,07E-005</text:p>
          </table:table-cell>
          <table:table-cell office:value-type="float" office:value="6481.65394" calcext:value-type="float">
            <text:p>6,48E+003</text:p>
          </table:table-cell>
          <table:table-cell table:number-columns-repeated="2"/>
        </table:table-row>
        <table:table-row table:style-name="ro2">
          <table:table-cell office:value-type="float" office:value="-0.068" calcext:value-type="float">
            <text:p>-6,80E-002</text:p>
          </table:table-cell>
          <table:table-cell office:value-type="float" office:value="-0.0672" calcext:value-type="float">
            <text:p>-6,72E-002</text:p>
          </table:table-cell>
          <table:table-cell office:value-type="float" office:value="-0.000010425" calcext:value-type="float">
            <text:p>-1,04E-005</text:p>
          </table:table-cell>
          <table:table-cell office:value-type="float" office:value="6446.04317" calcext:value-type="float">
            <text:p>6,45E+003</text:p>
          </table:table-cell>
          <table:table-cell table:number-columns-repeated="2"/>
        </table:table-row>
        <table:table-row table:style-name="ro2">
          <table:table-cell office:value-type="float" office:value="-0.066" calcext:value-type="float">
            <text:p>-6,60E-002</text:p>
          </table:table-cell>
          <table:table-cell office:value-type="float" office:value="-0.0656" calcext:value-type="float">
            <text:p>-6,56E-002</text:p>
          </table:table-cell>
          <table:table-cell office:value-type="float" office:value="-0.000010135" calcext:value-type="float">
            <text:p>-1,01E-005</text:p>
          </table:table-cell>
          <table:table-cell office:value-type="float" office:value="6472.61963" calcext:value-type="float">
            <text:p>6,47E+003</text:p>
          </table:table-cell>
          <table:table-cell table:number-columns-repeated="2"/>
        </table:table-row>
        <table:table-row table:style-name="ro2">
          <table:table-cell office:value-type="float" office:value="-0.064" calcext:value-type="float">
            <text:p>-6,40E-002</text:p>
          </table:table-cell>
          <table:table-cell office:value-type="float" office:value="-0.0632" calcext:value-type="float">
            <text:p>-6,32E-002</text:p>
          </table:table-cell>
          <table:table-cell office:value-type="float" office:value="-0.0000098246" calcext:value-type="float">
            <text:p>-9,82E-006</text:p>
          </table:table-cell>
          <table:table-cell office:value-type="float" office:value="6432.83187" calcext:value-type="float">
            <text:p>6,43E+003</text:p>
          </table:table-cell>
          <table:table-cell table:number-columns-repeated="2"/>
        </table:table-row>
        <table:table-row table:style-name="ro2">
          <table:table-cell office:value-type="float" office:value="-0.062" calcext:value-type="float">
            <text:p>-6,20E-002</text:p>
          </table:table-cell>
          <table:table-cell office:value-type="float" office:value="-0.0616" calcext:value-type="float">
            <text:p>-6,16E-002</text:p>
          </table:table-cell>
          <table:table-cell office:value-type="float" office:value="-0.0000095165" calcext:value-type="float">
            <text:p>-9,52E-006</text:p>
          </table:table-cell>
          <table:table-cell office:value-type="float" office:value="6472.968" calcext:value-type="float">
            <text:p>6,47E+003</text:p>
          </table:table-cell>
          <table:table-cell table:number-columns-repeated="2"/>
        </table:table-row>
        <table:table-row table:style-name="ro2">
          <table:table-cell office:value-type="float" office:value="-0.06" calcext:value-type="float">
            <text:p>-6,00E-002</text:p>
          </table:table-cell>
          <table:table-cell office:value-type="float" office:value="-0.0604" calcext:value-type="float">
            <text:p>-6,04E-002</text:p>
          </table:table-cell>
          <table:table-cell office:value-type="float" office:value="-0.0000092057" calcext:value-type="float">
            <text:p>-9,21E-006</text:p>
          </table:table-cell>
          <table:table-cell office:value-type="float" office:value="6561.15233" calcext:value-type="float">
            <text:p>6,56E+003</text:p>
          </table:table-cell>
          <table:table-cell table:number-columns-repeated="2"/>
        </table:table-row>
        <table:table-row table:style-name="ro2">
          <table:table-cell office:value-type="float" office:value="-0.058" calcext:value-type="float">
            <text:p>-5,80E-002</text:p>
          </table:table-cell>
          <table:table-cell office:value-type="float" office:value="-0.0572" calcext:value-type="float">
            <text:p>-5,72E-002</text:p>
          </table:table-cell>
          <table:table-cell office:value-type="float" office:value="-0.0000089114" calcext:value-type="float">
            <text:p>-8,91E-006</text:p>
          </table:table-cell>
          <table:table-cell office:value-type="float" office:value="6418.74453" calcext:value-type="float">
            <text:p>6,42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56" calcext:value-type="float">
            <text:p>-5,60E-002</text:p>
          </table:table-cell>
          <table:table-cell office:value-type="float" office:value="-0.0000086017" calcext:value-type="float">
            <text:p>-8,60E-006</text:p>
          </table:table-cell>
          <table:table-cell office:value-type="float" office:value="6510.34098" calcext:value-type="float">
            <text:p>6,51E+003</text:p>
          </table:table-cell>
          <table:table-cell table:number-columns-repeated="2"/>
        </table:table-row>
        <table:table-row table:style-name="ro2">
          <table:table-cell office:value-type="float" office:value="-0.054" calcext:value-type="float">
            <text:p>-5,40E-002</text:p>
          </table:table-cell>
          <table:table-cell office:value-type="float" office:value="-0.0536" calcext:value-type="float">
            <text:p>-5,36E-002</text:p>
          </table:table-cell>
          <table:table-cell office:value-type="float" office:value="-0.0000083072" calcext:value-type="float">
            <text:p>-8,31E-006</text:p>
          </table:table-cell>
          <table:table-cell office:value-type="float" office:value="6452.23421" calcext:value-type="float">
            <text:p>6,45E+003</text:p>
          </table:table-cell>
          <table:table-cell table:number-columns-repeated="2"/>
        </table:table-row>
        <table:table-row table:style-name="ro2">
          <table:table-cell office:value-type="float" office:value="-0.052" calcext:value-type="float">
            <text:p>-5,20E-002</text:p>
          </table:table-cell>
          <table:table-cell office:value-type="float" office:value="-0.0512" calcext:value-type="float">
            <text:p>-5,12E-002</text:p>
          </table:table-cell>
          <table:table-cell office:value-type="float" office:value="-0.0000079894" calcext:value-type="float">
            <text:p>-7,99E-006</text:p>
          </table:table-cell>
          <table:table-cell office:value-type="float" office:value="6408.49125" calcext:value-type="float">
            <text:p>6,41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5" calcext:value-type="float">
            <text:p>-5,00E-002</text:p>
          </table:table-cell>
          <table:table-cell office:value-type="float" office:value="-0.0000076859" calcext:value-type="float">
            <text:p>-7,69E-006</text:p>
          </table:table-cell>
          <table:table-cell office:value-type="float" office:value="6505.41901" calcext:value-type="float">
            <text:p>6,51E+003</text:p>
          </table:table-cell>
          <table:table-cell table:number-columns-repeated="2"/>
        </table:table-row>
        <table:table-row table:style-name="ro2">
          <table:table-cell office:value-type="float" office:value="-0.048" calcext:value-type="float">
            <text:p>-4,80E-002</text:p>
          </table:table-cell>
          <table:table-cell office:value-type="float" office:value="-0.0472" calcext:value-type="float">
            <text:p>-4,72E-002</text:p>
          </table:table-cell>
          <table:table-cell office:value-type="float" office:value="-0.0000073826" calcext:value-type="float">
            <text:p>-7,38E-006</text:p>
          </table:table-cell>
          <table:table-cell office:value-type="float" office:value="6393.41154" calcext:value-type="float">
            <text:p>6,39E+003</text:p>
          </table:table-cell>
          <table:table-cell table:number-columns-repeated="2"/>
        </table:table-row>
        <table:table-row table:style-name="ro2">
          <table:table-cell office:value-type="float" office:value="-0.046" calcext:value-type="float">
            <text:p>-4,60E-002</text:p>
          </table:table-cell>
          <table:table-cell office:value-type="float" office:value="-0.0452" calcext:value-type="float">
            <text:p>-4,52E-002</text:p>
          </table:table-cell>
          <table:table-cell office:value-type="float" office:value="-0.0000070792" calcext:value-type="float">
            <text:p>-7,08E-006</text:p>
          </table:table-cell>
          <table:table-cell office:value-type="float" office:value="6384.90225" calcext:value-type="float">
            <text:p>6,38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44" calcext:value-type="float">
            <text:p>-4,40E-002</text:p>
          </table:table-cell>
          <table:table-cell office:value-type="float" office:value="-0.0000067779" calcext:value-type="float">
            <text:p>-6,78E-006</text:p>
          </table:table-cell>
          <table:table-cell office:value-type="float" office:value="6491.68622" calcext:value-type="float">
            <text:p>6,49E+003</text:p>
          </table:table-cell>
          <table:table-cell table:number-columns-repeated="2"/>
        </table:table-row>
        <table:table-row table:style-name="ro2">
          <table:table-cell office:value-type="float" office:value="-0.042" calcext:value-type="float">
            <text:p>-4,20E-002</text:p>
          </table:table-cell>
          <table:table-cell office:value-type="float" office:value="-0.0416" calcext:value-type="float">
            <text:p>-4,16E-002</text:p>
          </table:table-cell>
          <table:table-cell office:value-type="float" office:value="-0.000006458" calcext:value-type="float">
            <text:p>-6,46E-006</text:p>
          </table:table-cell>
          <table:table-cell office:value-type="float" office:value="6441.62279" calcext:value-type="float">
            <text:p>6,44E+003</text:p>
          </table:table-cell>
          <table:table-cell table:number-columns-repeated="2"/>
        </table:table-row>
        <table:table-row table:style-name="ro2">
          <table:table-cell office:value-type="float" office:value="-0.04" calcext:value-type="float">
            <text:p>-4,00E-002</text:p>
          </table:table-cell>
          <table:table-cell office:value-type="float" office:value="-0.0396" calcext:value-type="float">
            <text:p>-3,96E-002</text:p>
          </table:table-cell>
          <table:table-cell office:value-type="float" office:value="-0.000006163" calcext:value-type="float">
            <text:p>-6,16E-006</text:p>
          </table:table-cell>
          <table:table-cell office:value-type="float" office:value="6425.44215" calcext:value-type="float">
            <text:p>6,43E+003</text:p>
          </table:table-cell>
          <table:table-cell table:number-columns-repeated="2"/>
        </table:table-row>
        <table:table-row table:style-name="ro2">
          <table:table-cell office:value-type="float" office:value="-0.038" calcext:value-type="float">
            <text:p>-3,80E-002</text:p>
          </table:table-cell>
          <table:table-cell office:value-type="float" office:value="-0.0376" calcext:value-type="float">
            <text:p>-3,76E-002</text:p>
          </table:table-cell>
          <table:table-cell office:value-type="float" office:value="-0.000005851" calcext:value-type="float">
            <text:p>-5,85E-006</text:p>
          </table:table-cell>
          <table:table-cell office:value-type="float" office:value="6426.25192" calcext:value-type="float">
            <text:p>6,43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36" calcext:value-type="float">
            <text:p>-3,60E-002</text:p>
          </table:table-cell>
          <table:table-cell office:value-type="float" office:value="-0.0000055588" calcext:value-type="float">
            <text:p>-5,56E-006</text:p>
          </table:table-cell>
          <table:table-cell office:value-type="float" office:value="6476.21789" calcext:value-type="float">
            <text:p>6,48E+003</text:p>
          </table:table-cell>
          <table:table-cell table:number-columns-repeated="2"/>
        </table:table-row>
        <table:table-row table:style-name="ro2">
          <table:table-cell office:value-type="float" office:value="-0.034" calcext:value-type="float">
            <text:p>-3,40E-002</text:p>
          </table:table-cell>
          <table:table-cell office:value-type="float" office:value="-0.0332" calcext:value-type="float">
            <text:p>-3,32E-002</text:p>
          </table:table-cell>
          <table:table-cell office:value-type="float" office:value="-0.0000052442" calcext:value-type="float">
            <text:p>-5,24E-006</text:p>
          </table:table-cell>
          <table:table-cell office:value-type="float" office:value="6330.80355" calcext:value-type="float">
            <text:p>6,33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32" calcext:value-type="float">
            <text:p>-3,20E-002</text:p>
          </table:table-cell>
          <table:table-cell office:value-type="float" office:value="-0.0000049405" calcext:value-type="float">
            <text:p>-4,94E-006</text:p>
          </table:table-cell>
          <table:table-cell office:value-type="float" office:value="6477.07722" calcext:value-type="float">
            <text:p>6,48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3" calcext:value-type="float">
            <text:p>-3,00E-002</text:p>
          </table:table-cell>
          <table:table-cell office:value-type="float" office:value="-0.0000046263" calcext:value-type="float">
            <text:p>-4,63E-006</text:p>
          </table:table-cell>
          <table:table-cell office:value-type="float" office:value="6484.66377" calcext:value-type="float">
            <text:p>6,48E+003</text:p>
          </table:table-cell>
          <table:table-cell table:number-columns-repeated="2"/>
        </table:table-row>
        <table:table-row table:style-name="ro2">
          <table:table-cell office:value-type="float" office:value="-0.028" calcext:value-type="float">
            <text:p>-2,80E-002</text:p>
          </table:table-cell>
          <table:table-cell office:value-type="float" office:value="-0.0272" calcext:value-type="float">
            <text:p>-2,72E-002</text:p>
          </table:table-cell>
          <table:table-cell office:value-type="float" office:value="-0.0000043308" calcext:value-type="float">
            <text:p>-4,33E-006</text:p>
          </table:table-cell>
          <table:table-cell office:value-type="float" office:value="6280.59481" calcext:value-type="float">
            <text:p>6,28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26" calcext:value-type="float">
            <text:p>-2,60E-002</text:p>
          </table:table-cell>
          <table:table-cell office:value-type="float" office:value="-0.0000040223" calcext:value-type="float">
            <text:p>-4,02E-006</text:p>
          </table:table-cell>
          <table:table-cell office:value-type="float" office:value="6463.9634" calcext:value-type="float">
            <text:p>6,46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24" calcext:value-type="float">
            <text:p>-2,40E-002</text:p>
          </table:table-cell>
          <table:table-cell office:value-type="float" office:value="-0.0000037215" calcext:value-type="float">
            <text:p>-3,72E-006</text:p>
          </table:table-cell>
          <table:table-cell office:value-type="float" office:value="6449.01249" calcext:value-type="float">
            <text:p>6,45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22" calcext:value-type="float">
            <text:p>-2,20E-002</text:p>
          </table:table-cell>
          <table:table-cell office:value-type="float" office:value="-0.0000034055" calcext:value-type="float">
            <text:p>-3,41E-006</text:p>
          </table:table-cell>
          <table:table-cell office:value-type="float" office:value="6460.13801" calcext:value-type="float">
            <text:p>6,46E+003</text:p>
          </table:table-cell>
          <table:table-cell table:number-columns-repeated="2"/>
        </table:table-row>
        <table:table-row table:style-name="ro2">
          <table:table-cell office:value-type="float" office:value="-0.02" calcext:value-type="float">
            <text:p>-2,00E-002</text:p>
          </table:table-cell>
          <table:table-cell office:value-type="float" office:value="-0.0188" calcext:value-type="float">
            <text:p>-1,88E-002</text:p>
          </table:table-cell>
          <table:table-cell office:value-type="float" office:value="-0.0000030991" calcext:value-type="float">
            <text:p>-3,10E-006</text:p>
          </table:table-cell>
          <table:table-cell office:value-type="float" office:value="6066.27731" calcext:value-type="float">
            <text:p>6,07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18" calcext:value-type="float">
            <text:p>-1,80E-002</text:p>
          </table:table-cell>
          <table:table-cell office:value-type="float" office:value="-0.0000028002" calcext:value-type="float">
            <text:p>-2,80E-006</text:p>
          </table:table-cell>
          <table:table-cell office:value-type="float" office:value="6428.11228" calcext:value-type="float">
            <text:p>6,43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16" calcext:value-type="float">
            <text:p>-1,60E-002</text:p>
          </table:table-cell>
          <table:table-cell office:value-type="float" office:value="-0.0000024899" calcext:value-type="float">
            <text:p>-2,49E-006</text:p>
          </table:table-cell>
          <table:table-cell office:value-type="float" office:value="6425.96088" calcext:value-type="float">
            <text:p>6,43E+003</text:p>
          </table:table-cell>
          <table:table-cell table:number-columns-repeated="2"/>
        </table:table-row>
        <table:table-row table:style-name="ro2">
          <table:table-cell office:value-type="float" office:value="-0.014" calcext:value-type="float">
            <text:p>-1,40E-002</text:p>
          </table:table-cell>
          <table:table-cell office:value-type="float" office:value="-0.0136" calcext:value-type="float">
            <text:p>-1,36E-002</text:p>
          </table:table-cell>
          <table:table-cell office:value-type="float" office:value="-0.0000021942" calcext:value-type="float">
            <text:p>-2,19E-006</text:p>
          </table:table-cell>
          <table:table-cell office:value-type="float" office:value="6198.15878" calcext:value-type="float">
            <text:p>6,20E+003</text:p>
          </table:table-cell>
          <table:table-cell table:number-columns-repeated="2"/>
        </table:table-row>
        <table:table-row table:style-name="ro2">
          <table:table-cell office:value-type="float" office:value="-0.012" calcext:value-type="float">
            <text:p>-1,20E-002</text:p>
          </table:table-cell>
          <table:table-cell office:value-type="float" office:value="-0.0116" calcext:value-type="float">
            <text:p>-1,16E-002</text:p>
          </table:table-cell>
          <table:table-cell office:value-type="float" office:value="-0.0000018685" calcext:value-type="float">
            <text:p>-1,87E-006</text:p>
          </table:table-cell>
          <table:table-cell office:value-type="float" office:value="6208.18839" calcext:value-type="float">
            <text:p>6,21E+003</text:p>
          </table:table-cell>
          <table:table-cell table:number-columns-repeated="2"/>
        </table:table-row>
        <table:table-row table:style-name="ro2">
          <table:table-cell office:value-type="float" office:value="-0.01" calcext:value-type="float">
            <text:p>-1,00E-002</text:p>
          </table:table-cell>
          <table:table-cell office:value-type="float" office:value="-0.0096" calcext:value-type="float">
            <text:p>-9,60E-003</text:p>
          </table:table-cell>
          <table:table-cell office:value-type="float" office:value="-0.0000015752" calcext:value-type="float">
            <text:p>-1,58E-006</text:p>
          </table:table-cell>
          <table:table-cell office:value-type="float" office:value="6094.4642" calcext:value-type="float">
            <text:p>6,09E+003</text:p>
          </table:table-cell>
          <table:table-cell table:number-columns-repeated="2"/>
        </table:table-row>
        <table:table-row table:style-name="ro2">
          <table:table-cell office:value-type="float" office:value="-0.008" calcext:value-type="float">
            <text:p>-8,00E-003</text:p>
          </table:table-cell>
          <table:table-cell office:value-type="float" office:value="-0.0076" calcext:value-type="float">
            <text:p>-7,60E-003</text:p>
          </table:table-cell>
          <table:table-cell office:value-type="float" office:value="-0.0000012592" calcext:value-type="float">
            <text:p>-1,26E-006</text:p>
          </table:table-cell>
          <table:table-cell office:value-type="float" office:value="6035.57814" calcext:value-type="float">
            <text:p>6,0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06" calcext:value-type="float">
            <text:p>-6,00E-003</text:p>
          </table:table-cell>
          <table:table-cell office:value-type="float" office:value="-0.0000009569" calcext:value-type="float">
            <text:p>-9,57E-007</text:p>
          </table:table-cell>
          <table:table-cell office:value-type="float" office:value="6270.24767" calcext:value-type="float">
            <text:p>6,27E+003</text:p>
          </table:table-cell>
          <table:table-cell table:number-columns-repeated="2"/>
        </table:table-row>
        <table:table-row table:style-name="ro2">
          <table:table-cell office:value-type="float" office:value="-0.004" calcext:value-type="float">
            <text:p>-4,00E-003</text:p>
          </table:table-cell>
          <table:table-cell office:value-type="float" office:value="-0.0032" calcext:value-type="float">
            <text:p>-3,20E-003</text:p>
          </table:table-cell>
          <table:table-cell office:value-type="float" office:value="-0.00000069555" calcext:value-type="float">
            <text:p>-6,96E-007</text:p>
          </table:table-cell>
          <table:table-cell office:value-type="float" office:value="4600.67572" calcext:value-type="float">
            <text:p>4,60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-0.002" calcext:value-type="float">
            <text:p>-2,00E-003</text:p>
          </table:table-cell>
          <table:table-cell office:value-type="float" office:value="-0.00000038514" calcext:value-type="float">
            <text:p>-3,85E-007</text:p>
          </table:table-cell>
          <table:table-cell office:value-type="float" office:value="5192.91686" calcext:value-type="float">
            <text:p>5,19E+003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,00E+000</text:p>
          </table:table-cell>
          <table:table-cell office:value-type="float" office:value="0.0004" calcext:value-type="float">
            <text:p>4,00E-004</text:p>
          </table:table-cell>
          <table:table-cell office:value-type="float" office:value="-0.00000006853" calcext:value-type="float">
            <text:p>-6,85E-008</text:p>
          </table:table-cell>
          <table:table-cell office:value-type="float" office:value="-5836.85977" calcext:value-type="float">
            <text:p>-5,84E+003</text:p>
          </table:table-cell>
          <table:table-cell table:number-columns-repeated="2"/>
        </table:table-row>
        <table:table-row table:style-name="ro2">
          <table:table-cell office:value-type="float" office:value="0.002" calcext:value-type="float">
            <text:p>2,00E-003</text:p>
          </table:table-cell>
          <table:table-cell office:value-type="float" office:value="0.0016" calcext:value-type="float">
            <text:p>1,60E-003</text:p>
          </table:table-cell>
          <table:table-cell office:value-type="float" office:value="0.00000023085" calcext:value-type="float">
            <text:p>2,31E-007</text:p>
          </table:table-cell>
          <table:table-cell office:value-type="float" office:value="6930.90752" calcext:value-type="float">
            <text:p>6,93E+003</text:p>
          </table:table-cell>
          <table:table-cell table:number-columns-repeated="2"/>
        </table:table-row>
        <table:table-row table:style-name="ro2">
          <table:table-cell office:value-type="float" office:value="0.004" calcext:value-type="float">
            <text:p>4,00E-003</text:p>
          </table:table-cell>
          <table:table-cell office:value-type="float" office:value="0.0044" calcext:value-type="float">
            <text:p>4,40E-003</text:p>
          </table:table-cell>
          <table:table-cell office:value-type="float" office:value="0.00000054256" calcext:value-type="float">
            <text:p>5,43E-007</text:p>
          </table:table-cell>
          <table:table-cell office:value-type="float" office:value="8109.70215" calcext:value-type="float">
            <text:p>8,11E+003</text:p>
          </table:table-cell>
          <table:table-cell table:number-columns-repeated="2"/>
        </table:table-row>
        <table:table-row table:style-name="ro2">
          <table:table-cell office:value-type="float" office:value="0.006" calcext:value-type="float">
            <text:p>6,00E-003</text:p>
          </table:table-cell>
          <table:table-cell office:value-type="float" office:value="0.0064" calcext:value-type="float">
            <text:p>6,40E-003</text:p>
          </table:table-cell>
          <table:table-cell office:value-type="float" office:value="0.00000085205" calcext:value-type="float">
            <text:p>8,52E-007</text:p>
          </table:table-cell>
          <table:table-cell office:value-type="float" office:value="7511.29629" calcext:value-type="float">
            <text:p>7,51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08" calcext:value-type="float">
            <text:p>8,00E-003</text:p>
          </table:table-cell>
          <table:table-cell office:value-type="float" office:value="0.0000011977" calcext:value-type="float">
            <text:p>1,20E-006</text:p>
          </table:table-cell>
          <table:table-cell office:value-type="float" office:value="6679.46898" calcext:value-type="float">
            <text:p>6,68E+003</text:p>
          </table:table-cell>
          <table:table-cell table:number-columns-repeated="2"/>
        </table:table-row>
        <table:table-row table:style-name="ro2">
          <table:table-cell office:value-type="float" office:value="0.01" calcext:value-type="float">
            <text:p>1,00E-002</text:p>
          </table:table-cell>
          <table:table-cell office:value-type="float" office:value="0.0104" calcext:value-type="float">
            <text:p>1,04E-002</text:p>
          </table:table-cell>
          <table:table-cell office:value-type="float" office:value="0.000001512" calcext:value-type="float">
            <text:p>1,51E-006</text:p>
          </table:table-cell>
          <table:table-cell office:value-type="float" office:value="6878.30688" calcext:value-type="float">
            <text:p>6,88E+003</text:p>
          </table:table-cell>
          <table:table-cell table:number-columns-repeated="2"/>
        </table:table-row>
        <table:table-row table:style-name="ro2">
          <table:table-cell office:value-type="float" office:value="0.012" calcext:value-type="float">
            <text:p>1,20E-002</text:p>
          </table:table-cell>
          <table:table-cell office:value-type="float" office:value="0.0128" calcext:value-type="float">
            <text:p>1,28E-002</text:p>
          </table:table-cell>
          <table:table-cell office:value-type="float" office:value="0.0000018076" calcext:value-type="float">
            <text:p>1,81E-006</text:p>
          </table:table-cell>
          <table:table-cell office:value-type="float" office:value="7081.21266" calcext:value-type="float">
            <text:p>7,08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14" calcext:value-type="float">
            <text:p>1,40E-002</text:p>
          </table:table-cell>
          <table:table-cell office:value-type="float" office:value="0.0000021224" calcext:value-type="float">
            <text:p>2,12E-006</text:p>
          </table:table-cell>
          <table:table-cell office:value-type="float" office:value="6596.30607" calcext:value-type="float">
            <text:p>6,60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16" calcext:value-type="float">
            <text:p>1,60E-002</text:p>
          </table:table-cell>
          <table:table-cell office:value-type="float" office:value="0.000002433" calcext:value-type="float">
            <text:p>2,43E-006</text:p>
          </table:table-cell>
          <table:table-cell office:value-type="float" office:value="6576.24332" calcext:value-type="float">
            <text:p>6,58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18" calcext:value-type="float">
            <text:p>1,80E-002</text:p>
          </table:table-cell>
          <table:table-cell office:value-type="float" office:value="0.0000027428" calcext:value-type="float">
            <text:p>2,74E-006</text:p>
          </table:table-cell>
          <table:table-cell office:value-type="float" office:value="6562.63672" calcext:value-type="float">
            <text:p>6,56E+003</text:p>
          </table:table-cell>
          <table:table-cell table:number-columns-repeated="2"/>
        </table:table-row>
        <table:table-row table:style-name="ro2">
          <table:table-cell office:value-type="float" office:value="0.02" calcext:value-type="float">
            <text:p>2,00E-002</text:p>
          </table:table-cell>
          <table:table-cell office:value-type="float" office:value="0.0204" calcext:value-type="float">
            <text:p>2,04E-002</text:p>
          </table:table-cell>
          <table:table-cell office:value-type="float" office:value="0.0000030498" calcext:value-type="float">
            <text:p>3,05E-006</text:p>
          </table:table-cell>
          <table:table-cell office:value-type="float" office:value="6688.96321" calcext:value-type="float">
            <text:p>6,69E+003</text:p>
          </table:table-cell>
          <table:table-cell table:number-columns-repeated="2"/>
        </table:table-row>
        <table:table-row table:style-name="ro2">
          <table:table-cell office:value-type="float" office:value="0.022" calcext:value-type="float">
            <text:p>2,20E-002</text:p>
          </table:table-cell>
          <table:table-cell office:value-type="float" office:value="0.0224" calcext:value-type="float">
            <text:p>2,24E-002</text:p>
          </table:table-cell>
          <table:table-cell office:value-type="float" office:value="0.0000033542" calcext:value-type="float">
            <text:p>3,35E-006</text:p>
          </table:table-cell>
          <table:table-cell office:value-type="float" office:value="6678.1945" calcext:value-type="float">
            <text:p>6,68E+003</text:p>
          </table:table-cell>
          <table:table-cell table:number-columns-repeated="2"/>
        </table:table-row>
        <table:table-row table:style-name="ro2">
          <table:table-cell office:value-type="float" office:value="0.024" calcext:value-type="float">
            <text:p>2,40E-002</text:p>
          </table:table-cell>
          <table:table-cell office:value-type="float" office:value="0.0244" calcext:value-type="float">
            <text:p>2,44E-002</text:p>
          </table:table-cell>
          <table:table-cell office:value-type="float" office:value="0.0000036667" calcext:value-type="float">
            <text:p>3,67E-006</text:p>
          </table:table-cell>
          <table:table-cell office:value-type="float" office:value="6654.48496" calcext:value-type="float">
            <text:p>6,65E+003</text:p>
          </table:table-cell>
          <table:table-cell table:number-columns-repeated="2"/>
        </table:table-row>
        <table:table-row table:style-name="ro2">
          <table:table-cell office:value-type="float" office:value="0.026" calcext:value-type="float">
            <text:p>2,60E-002</text:p>
          </table:table-cell>
          <table:table-cell office:value-type="float" office:value="0.0256" calcext:value-type="float">
            <text:p>2,56E-002</text:p>
          </table:table-cell>
          <table:table-cell office:value-type="float" office:value="0.0000039767" calcext:value-type="float">
            <text:p>3,98E-006</text:p>
          </table:table-cell>
          <table:table-cell office:value-type="float" office:value="6437.49843" calcext:value-type="float">
            <text:p>6,4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28" calcext:value-type="float">
            <text:p>2,80E-002</text:p>
          </table:table-cell>
          <table:table-cell office:value-type="float" office:value="0.0000042923" calcext:value-type="float">
            <text:p>4,29E-006</text:p>
          </table:table-cell>
          <table:table-cell office:value-type="float" office:value="6523.30918" calcext:value-type="float">
            <text:p>6,52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" calcext:value-type="float">
            <text:p>3,00E-002</text:p>
          </table:table-cell>
          <table:table-cell office:value-type="float" office:value="0.0000045901" calcext:value-type="float">
            <text:p>4,59E-006</text:p>
          </table:table-cell>
          <table:table-cell office:value-type="float" office:value="6535.80532" calcext:value-type="float">
            <text:p>6,5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2" calcext:value-type="float">
            <text:p>3,20E-002</text:p>
          </table:table-cell>
          <table:table-cell office:value-type="float" office:value="0.000004909" calcext:value-type="float">
            <text:p>4,91E-006</text:p>
          </table:table-cell>
          <table:table-cell office:value-type="float" office:value="6518.63923" calcext:value-type="float">
            <text:p>6,52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4" calcext:value-type="float">
            <text:p>3,40E-002</text:p>
          </table:table-cell>
          <table:table-cell office:value-type="float" office:value="0.0000052178" calcext:value-type="float">
            <text:p>5,22E-006</text:p>
          </table:table-cell>
          <table:table-cell office:value-type="float" office:value="6516.15623" calcext:value-type="float">
            <text:p>6,52E+003</text:p>
          </table:table-cell>
          <table:table-cell table:number-columns-repeated="2"/>
        </table:table-row>
        <table:table-row table:style-name="ro2">
          <table:table-cell office:value-type="float" office:value="0.036" calcext:value-type="float">
            <text:p>3,60E-002</text:p>
          </table:table-cell>
          <table:table-cell office:value-type="float" office:value="0.0356" calcext:value-type="float">
            <text:p>3,56E-002</text:p>
          </table:table-cell>
          <table:table-cell office:value-type="float" office:value="0.0000055353" calcext:value-type="float">
            <text:p>5,54E-006</text:p>
          </table:table-cell>
          <table:table-cell office:value-type="float" office:value="6431.44906" calcext:value-type="float">
            <text:p>6,43E+003</text:p>
          </table:table-cell>
          <table:table-cell table:number-columns-repeated="2"/>
        </table:table-row>
        <table:table-row table:style-name="ro2">
          <table:table-cell office:value-type="float" office:value="0.038" calcext:value-type="float">
            <text:p>3,80E-002</text:p>
          </table:table-cell>
          <table:table-cell office:value-type="float" office:value="0.0384" calcext:value-type="float">
            <text:p>3,84E-002</text:p>
          </table:table-cell>
          <table:table-cell office:value-type="float" office:value="0.0000058354" calcext:value-type="float">
            <text:p>5,84E-006</text:p>
          </table:table-cell>
          <table:table-cell office:value-type="float" office:value="6580.52576" calcext:value-type="float">
            <text:p>6,58E+003</text:p>
          </table:table-cell>
          <table:table-cell table:number-columns-repeated="2"/>
        </table:table-row>
        <table:table-row table:style-name="ro2">
          <table:table-cell office:value-type="float" office:value="0.04" calcext:value-type="float">
            <text:p>4,00E-002</text:p>
          </table:table-cell>
          <table:table-cell office:value-type="float" office:value="0.0408" calcext:value-type="float">
            <text:p>4,08E-002</text:p>
          </table:table-cell>
          <table:table-cell office:value-type="float" office:value="0.0000061559" calcext:value-type="float">
            <text:p>6,16E-006</text:p>
          </table:table-cell>
          <table:table-cell office:value-type="float" office:value="6627.78798" calcext:value-type="float">
            <text:p>6,63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42" calcext:value-type="float">
            <text:p>4,20E-002</text:p>
          </table:table-cell>
          <table:table-cell office:value-type="float" office:value="0.0000064562" calcext:value-type="float">
            <text:p>6,46E-006</text:p>
          </table:table-cell>
          <table:table-cell office:value-type="float" office:value="6505.37468" calcext:value-type="float">
            <text:p>6,51E+003</text:p>
          </table:table-cell>
          <table:table-cell table:number-columns-repeated="2"/>
        </table:table-row>
        <table:table-row table:style-name="ro2">
          <table:table-cell office:value-type="float" office:value="0.044" calcext:value-type="float">
            <text:p>4,40E-002</text:p>
          </table:table-cell>
          <table:table-cell office:value-type="float" office:value="0.0444" calcext:value-type="float">
            <text:p>4,44E-002</text:p>
          </table:table-cell>
          <table:table-cell office:value-type="float" office:value="0.0000067805" calcext:value-type="float">
            <text:p>6,78E-006</text:p>
          </table:table-cell>
          <table:table-cell office:value-type="float" office:value="6548.18966" calcext:value-type="float">
            <text:p>6,55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46" calcext:value-type="float">
            <text:p>4,60E-002</text:p>
          </table:table-cell>
          <table:table-cell office:value-type="float" office:value="0.0000070851" calcext:value-type="float">
            <text:p>7,09E-006</text:p>
          </table:table-cell>
          <table:table-cell office:value-type="float" office:value="6492.49834" calcext:value-type="float">
            <text:p>6,49E+003</text:p>
          </table:table-cell>
          <table:table-cell table:number-columns-repeated="2"/>
        </table:table-row>
        <table:table-row table:style-name="ro2">
          <table:table-cell office:value-type="float" office:value="0.048" calcext:value-type="float">
            <text:p>4,80E-002</text:p>
          </table:table-cell>
          <table:table-cell office:value-type="float" office:value="0.0484" calcext:value-type="float">
            <text:p>4,84E-002</text:p>
          </table:table-cell>
          <table:table-cell office:value-type="float" office:value="0.0000073971" calcext:value-type="float">
            <text:p>7,40E-006</text:p>
          </table:table-cell>
          <table:table-cell office:value-type="float" office:value="6543.10473" calcext:value-type="float">
            <text:p>6,54E+003</text:p>
          </table:table-cell>
          <table:table-cell table:number-columns-repeated="2"/>
        </table:table-row>
        <table:table-row table:style-name="ro2">
          <table:table-cell office:value-type="float" office:value="0.05" calcext:value-type="float">
            <text:p>5,00E-002</text:p>
          </table:table-cell>
          <table:table-cell office:value-type="float" office:value="0.0496" calcext:value-type="float">
            <text:p>4,96E-002</text:p>
          </table:table-cell>
          <table:table-cell office:value-type="float" office:value="0.0000077073" calcext:value-type="float">
            <text:p>7,71E-006</text:p>
          </table:table-cell>
          <table:table-cell office:value-type="float" office:value="6435.45729" calcext:value-type="float">
            <text:p>6,44E+003</text:p>
          </table:table-cell>
          <table:table-cell table:number-columns-repeated="2"/>
        </table:table-row>
        <table:table-row table:style-name="ro2">
          <table:table-cell office:value-type="float" office:value="0.052" calcext:value-type="float">
            <text:p>5,20E-002</text:p>
          </table:table-cell>
          <table:table-cell office:value-type="float" office:value="0.0524" calcext:value-type="float">
            <text:p>5,24E-002</text:p>
          </table:table-cell>
          <table:table-cell office:value-type="float" office:value="0.0000080161" calcext:value-type="float">
            <text:p>8,02E-006</text:p>
          </table:table-cell>
          <table:table-cell office:value-type="float" office:value="6536.8446" calcext:value-type="float">
            <text:p>6,5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54" calcext:value-type="float">
            <text:p>5,40E-002</text:p>
          </table:table-cell>
          <table:table-cell office:value-type="float" office:value="0.0000083424" calcext:value-type="float">
            <text:p>8,34E-006</text:p>
          </table:table-cell>
          <table:table-cell office:value-type="float" office:value="6472.95742" calcext:value-type="float">
            <text:p>6,47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56" calcext:value-type="float">
            <text:p>5,60E-002</text:p>
          </table:table-cell>
          <table:table-cell office:value-type="float" office:value="0.0000086488" calcext:value-type="float">
            <text:p>8,65E-006</text:p>
          </table:table-cell>
          <table:table-cell office:value-type="float" office:value="6474.88669" calcext:value-type="float">
            <text:p>6,47E+003</text:p>
          </table:table-cell>
          <table:table-cell table:number-columns-repeated="2"/>
        </table:table-row>
        <table:table-row table:style-name="ro2">
          <table:table-cell office:value-type="float" office:value="0.058" calcext:value-type="float">
            <text:p>5,80E-002</text:p>
          </table:table-cell>
          <table:table-cell office:value-type="float" office:value="0.0588" calcext:value-type="float">
            <text:p>5,88E-002</text:p>
          </table:table-cell>
          <table:table-cell office:value-type="float" office:value="0.000008965" calcext:value-type="float">
            <text:p>8,97E-006</text:p>
          </table:table-cell>
          <table:table-cell office:value-type="float" office:value="6558.83993" calcext:value-type="float">
            <text:p>6,56E+003</text:p>
          </table:table-cell>
          <table:table-cell table:number-columns-repeated="2"/>
        </table:table-row>
        <table:table-row table:style-name="ro2">
          <table:table-cell office:value-type="float" office:value="0.06" calcext:value-type="float">
            <text:p>6,00E-002</text:p>
          </table:table-cell>
          <table:table-cell office:value-type="float" office:value="0.0604" calcext:value-type="float">
            <text:p>6,04E-002</text:p>
          </table:table-cell>
          <table:table-cell office:value-type="float" office:value="0.0000092682" calcext:value-type="float">
            <text:p>9,27E-006</text:p>
          </table:table-cell>
          <table:table-cell office:value-type="float" office:value="6516.90727" calcext:value-type="float">
            <text:p>6,52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62" calcext:value-type="float">
            <text:p>6,20E-002</text:p>
          </table:table-cell>
          <table:table-cell office:value-type="float" office:value="0.0000095916" calcext:value-type="float">
            <text:p>9,59E-006</text:p>
          </table:table-cell>
          <table:table-cell office:value-type="float" office:value="6463.98932" calcext:value-type="float">
            <text:p>6,46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64" calcext:value-type="float">
            <text:p>6,40E-002</text:p>
          </table:table-cell>
          <table:table-cell office:value-type="float" office:value="0.0000099047" calcext:value-type="float">
            <text:p>9,90E-006</text:p>
          </table:table-cell>
          <table:table-cell office:value-type="float" office:value="6461.57885" calcext:value-type="float">
            <text:p>6,46E+003</text:p>
          </table:table-cell>
          <table:table-cell table:number-columns-repeated="2"/>
        </table:table-row>
        <table:table-row table:style-name="ro2">
          <table:table-cell office:value-type="float" office:value="0.066" calcext:value-type="float">
            <text:p>6,60E-002</text:p>
          </table:table-cell>
          <table:table-cell office:value-type="float" office:value="0.0664" calcext:value-type="float">
            <text:p>6,64E-002</text:p>
          </table:table-cell>
          <table:table-cell office:value-type="float" office:value="0.0000102256" calcext:value-type="float">
            <text:p>1,02E-005</text:p>
          </table:table-cell>
          <table:table-cell office:value-type="float" office:value="6493.50649" calcext:value-type="float">
            <text:p>6,49E+003</text:p>
          </table:table-cell>
          <table:table-cell table:number-columns-repeated="2"/>
        </table:table-row>
        <table:table-row table:style-name="ro2">
          <table:table-cell office:value-type="float" office:value="0.068" calcext:value-type="float">
            <text:p>6,80E-002</text:p>
          </table:table-cell>
          <table:table-cell office:value-type="float" office:value="0.0676" calcext:value-type="float">
            <text:p>6,76E-002</text:p>
          </table:table-cell>
          <table:table-cell office:value-type="float" office:value="0.0000105289" calcext:value-type="float">
            <text:p>1,05E-005</text:p>
          </table:table-cell>
          <table:table-cell office:value-type="float" office:value="6420.42379" calcext:value-type="float">
            <text:p>6,42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7" calcext:value-type="float">
            <text:p>7,00E-002</text:p>
          </table:table-cell>
          <table:table-cell office:value-type="float" office:value="0.000010846" calcext:value-type="float">
            <text:p>1,08E-005</text:p>
          </table:table-cell>
          <table:table-cell office:value-type="float" office:value="6453.99226" calcext:value-type="float">
            <text:p>6,45E+003</text:p>
          </table:table-cell>
          <table:table-cell table:number-columns-repeated="2"/>
        </table:table-row>
        <table:table-row table:style-name="ro2">
          <table:table-cell office:value-type="float" office:value="0.072" calcext:value-type="float">
            <text:p>7,20E-002</text:p>
          </table:table-cell>
          <table:table-cell office:value-type="float" office:value="0.0712" calcext:value-type="float">
            <text:p>7,12E-002</text:p>
          </table:table-cell>
          <table:table-cell office:value-type="float" office:value="0.000011155" calcext:value-type="float">
            <text:p>1,12E-005</text:p>
          </table:table-cell>
          <table:table-cell office:value-type="float" office:value="6382.78799" calcext:value-type="float">
            <text:p>6,38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74" calcext:value-type="float">
            <text:p>7,40E-002</text:p>
          </table:table-cell>
          <table:table-cell office:value-type="float" office:value="0.00001149" calcext:value-type="float">
            <text:p>1,15E-005</text:p>
          </table:table-cell>
          <table:table-cell office:value-type="float" office:value="6440.38294" calcext:value-type="float">
            <text:p>6,4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76" calcext:value-type="float">
            <text:p>7,60E-002</text:p>
          </table:table-cell>
          <table:table-cell office:value-type="float" office:value="0.000011789" calcext:value-type="float">
            <text:p>1,18E-005</text:p>
          </table:table-cell>
          <table:table-cell office:value-type="float" office:value="6446.68759" calcext:value-type="float">
            <text:p>6,45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78" calcext:value-type="float">
            <text:p>7,80E-002</text:p>
          </table:table-cell>
          <table:table-cell office:value-type="float" office:value="0.000012114" calcext:value-type="float">
            <text:p>1,21E-005</text:p>
          </table:table-cell>
          <table:table-cell office:value-type="float" office:value="6438.8311" calcext:value-type="float">
            <text:p>6,44E+003</text:p>
          </table:table-cell>
          <table:table-cell table:number-columns-repeated="2"/>
        </table:table-row>
        <table:table-row table:style-name="ro2">
          <table:table-cell office:value-type="float" office:value="0.08" calcext:value-type="float">
            <text:p>8,00E-002</text:p>
          </table:table-cell>
          <table:table-cell office:value-type="float" office:value="0.0796" calcext:value-type="float">
            <text:p>7,96E-002</text:p>
          </table:table-cell>
          <table:table-cell office:value-type="float" office:value="0.000012423" calcext:value-type="float">
            <text:p>1,24E-005</text:p>
          </table:table-cell>
          <table:table-cell office:value-type="float" office:value="6407.47002" calcext:value-type="float">
            <text:p>6,41E+003</text:p>
          </table:table-cell>
          <table:table-cell table:number-columns-repeated="2"/>
        </table:table-row>
        <table:table-row table:style-name="ro2">
          <table:table-cell office:value-type="float" office:value="0.082" calcext:value-type="float">
            <text:p>8,20E-002</text:p>
          </table:table-cell>
          <table:table-cell office:value-type="float" office:value="0.0816" calcext:value-type="float">
            <text:p>8,16E-002</text:p>
          </table:table-cell>
          <table:table-cell office:value-type="float" office:value="0.000012739" calcext:value-type="float">
            <text:p>1,27E-005</text:p>
          </table:table-cell>
          <table:table-cell office:value-type="float" office:value="6405.52634" calcext:value-type="float">
            <text:p>6,41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84" calcext:value-type="float">
            <text:p>8,40E-002</text:p>
          </table:table-cell>
          <table:table-cell office:value-type="float" office:value="0.000013067" calcext:value-type="float">
            <text:p>1,31E-005</text:p>
          </table:table-cell>
          <table:table-cell office:value-type="float" office:value="6428.40744" calcext:value-type="float">
            <text:p>6,43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86" calcext:value-type="float">
            <text:p>8,60E-002</text:p>
          </table:table-cell>
          <table:table-cell office:value-type="float" office:value="0.000013378" calcext:value-type="float">
            <text:p>1,34E-005</text:p>
          </table:table-cell>
          <table:table-cell office:value-type="float" office:value="6428.46464" calcext:value-type="float">
            <text:p>6,43E+003</text:p>
          </table:table-cell>
          <table:table-cell table:number-columns-repeated="2"/>
        </table:table-row>
        <table:table-row table:style-name="ro2">
          <table:table-cell office:value-type="float" office:value="0.088" calcext:value-type="float">
            <text:p>8,80E-002</text:p>
          </table:table-cell>
          <table:table-cell office:value-type="float" office:value="0.0872" calcext:value-type="float">
            <text:p>8,72E-002</text:p>
          </table:table-cell>
          <table:table-cell office:value-type="float" office:value="0.000013696" calcext:value-type="float">
            <text:p>1,37E-005</text:p>
          </table:table-cell>
          <table:table-cell office:value-type="float" office:value="6366.82243" calcext:value-type="float">
            <text:p>6,37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9" calcext:value-type="float">
            <text:p>9,00E-002</text:p>
          </table:table-cell>
          <table:table-cell office:value-type="float" office:value="0.000014002" calcext:value-type="float">
            <text:p>1,40E-005</text:p>
          </table:table-cell>
          <table:table-cell office:value-type="float" office:value="6427.65319" calcext:value-type="float">
            <text:p>6,43E+003</text:p>
          </table:table-cell>
          <table:table-cell table:number-columns-repeated="2"/>
        </table:table-row>
        <table:table-row table:style-name="ro2">
          <table:table-cell office:value-type="float" office:value="0.092" calcext:value-type="float">
            <text:p>9,20E-002</text:p>
          </table:table-cell>
          <table:table-cell office:value-type="float" office:value="0.0924" calcext:value-type="float">
            <text:p>9,24E-002</text:p>
          </table:table-cell>
          <table:table-cell office:value-type="float" office:value="0.000014344" calcext:value-type="float">
            <text:p>1,43E-005</text:p>
          </table:table-cell>
          <table:table-cell office:value-type="float" office:value="6441.71779" calcext:value-type="float">
            <text:p>6,4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94" calcext:value-type="float">
            <text:p>9,40E-002</text:p>
          </table:table-cell>
          <table:table-cell office:value-type="float" office:value="0.000014652" calcext:value-type="float">
            <text:p>1,47E-005</text:p>
          </table:table-cell>
          <table:table-cell office:value-type="float" office:value="6415.50642" calcext:value-type="float">
            <text:p>6,42E+003</text:p>
          </table:table-cell>
          <table:table-cell table:number-columns-repeated="2"/>
        </table:table-row>
        <table:table-row table:style-name="ro2">
          <table:table-cell office:value-type="float" office:value="0.096" calcext:value-type="float">
            <text:p>9,60E-002</text:p>
          </table:table-cell>
          <table:table-cell office:value-type="float" office:value="0.0964" calcext:value-type="float">
            <text:p>9,64E-002</text:p>
          </table:table-cell>
          <table:table-cell office:value-type="float" office:value="0.000014978" calcext:value-type="float">
            <text:p>1,50E-005</text:p>
          </table:table-cell>
          <table:table-cell office:value-type="float" office:value="6436.10629" calcext:value-type="float">
            <text:p>6,44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98" calcext:value-type="float">
            <text:p>9,80E-002</text:p>
          </table:table-cell>
          <table:table-cell office:value-type="float" office:value="0.000015282" calcext:value-type="float">
            <text:p>1,53E-005</text:p>
          </table:table-cell>
          <table:table-cell office:value-type="float" office:value="6412.7732" calcext:value-type="float">
            <text:p>6,41E+00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" calcext:value-type="float">
            <text:p>1,00E-001</text:p>
          </table:table-cell>
          <table:table-cell office:value-type="float" office:value="0.000015605" calcext:value-type="float">
            <text:p>1,56E-005</text:p>
          </table:table-cell>
          <table:table-cell office:value-type="float" office:value="6408.2025" calcext:value-type="float">
            <text:p>6,41E+003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TEST RESULTS: <text:s/>RES4P <text:s/>07/02/2015 <text:s/>14:42:01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33:10.82167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15:43:37.282086967</dc:date>
    <dc:creator>Nicolas Paillet</dc:creator>
    <meta:editing-duration>PT26M</meta:editing-duration>
    <meta:editing-cycles>2</meta:editing-cycles>
    <meta:generator>LibreOffice/4.3.7.2$Linux_X86_64 LibreOffice_project/430m0$Build-2</meta:generator>
    <meta:document-statistic meta:table-count="1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1_1.B111:1_1.C1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1_1.B111:1_1.C1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7cm" svg:height="10.402cm" xlink:href=".." xlink:type="simple" chart:class="chart:scatter" chart:column-mapping="1 0" chart:style-name="ch1">
        <chart:legend chart:legend-position="end" svg:x="17.971cm" svg:y="4.653cm" style:legend-expansion="high" chart:style-name="ch2"/>
        <chart:plot-area chart:style-name="ch3" table:cell-range-address="1_1.B45:1_1.C145" svg:x="0.439cm" svg:y="0.208cm" svg:width="15.5cm" svg:height="9.984cm">
          <chartooo:coordinate-region svg:x="1.274cm" svg:y="0.407cm" svg:width="13.883cm" svg:height="9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.B45:1_1.B145" chart:class="chart:scatter">
            <chart:domain table:cell-range-address="1_1.C45:1_1.C145"/>
            <chart:regression-curve chart:style-name="ch7">
              <chart:equation chart:display-equation="true" chart:display-r-square="true" svg:x="15.4cm" svg:y="2.451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15304">
                <text:p>-0.000015304</text:p>
                <draw:g>
                  <svg:desc>1_1.C45:1_1.C145</svg:desc>
                </draw:g>
              </table:table-cell>
              <table:table-cell office:value-type="float" office:value="-0.0992">
                <text:p>-0.0992</text:p>
                <draw:g>
                  <svg:desc>1_1.B45:1_1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14991">
                <text:p>-0.000014991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14692">
                <text:p>-0.000014692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14387">
                <text:p>-0.000014387</text:p>
              </table:table-cell>
              <table:table-cell office:value-type="float" office:value="-0.094">
                <text:p>-0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4081">
                <text:p>-0.000014081</text:p>
              </table:table-cell>
              <table:table-cell office:value-type="float" office:value="-0.0916">
                <text:p>-0.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3775">
                <text:p>-0.00001377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13476">
                <text:p>-0.000013476</text:p>
              </table:table-cell>
              <table:table-cell office:value-type="float" office:value="-0.0872">
                <text:p>-0.0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13176">
                <text:p>-0.000013176</text:p>
              </table:table-cell>
              <table:table-cell office:value-type="float" office:value="-0.0856">
                <text:p>-0.0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12872">
                <text:p>-0.000012872</text:p>
              </table:table-cell>
              <table:table-cell office:value-type="float" office:value="-0.0844">
                <text:p>-0.0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2562">
                <text:p>-0.000012562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2253">
                <text:p>-0.000012253</text:p>
              </table:table-cell>
              <table:table-cell office:value-type="float" office:value="-0.0792">
                <text:p>-0.0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1955">
                <text:p>-0.000011955</text:p>
              </table:table-cell>
              <table:table-cell office:value-type="float" office:value="-0.0772">
                <text:p>-0.0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1647">
                <text:p>-0.000011647</text:p>
              </table:table-cell>
              <table:table-cell office:value-type="float" office:value="-0.0756">
                <text:p>-0.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1135">
                <text:p>-0.00001135</text:p>
              </table:table-cell>
              <table:table-cell office:value-type="float" office:value="-0.0736">
                <text:p>-0.0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11032">
                <text:p>-0.000011032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10738">
                <text:p>-0.000010738</text:p>
              </table:table-cell>
              <table:table-cell office:value-type="float" office:value="-0.0696">
                <text:p>-0.0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10425">
                <text:p>-0.000010425</text:p>
              </table:table-cell>
              <table:table-cell office:value-type="float" office:value="-0.0672">
                <text:p>-0.0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10135">
                <text:p>-0.000010135</text:p>
              </table:table-cell>
              <table:table-cell office:value-type="float" office:value="-0.0656">
                <text:p>-0.0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98246">
                <text:p>-0.0000098246</text:p>
              </table:table-cell>
              <table:table-cell office:value-type="float" office:value="-0.0632">
                <text:p>-0.0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95165">
                <text:p>-0.0000095165</text:p>
              </table:table-cell>
              <table:table-cell office:value-type="float" office:value="-0.0616">
                <text:p>-0.0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92057">
                <text:p>-0.0000092057</text:p>
              </table:table-cell>
              <table:table-cell office:value-type="float" office:value="-0.0604">
                <text:p>-0.0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89114">
                <text:p>-0.000008911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86017">
                <text:p>-0.0000086017</text:p>
              </table:table-cell>
              <table:table-cell office:value-type="float" office:value="-0.056">
                <text:p>-0.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83072">
                <text:p>-0.0000083072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79894">
                <text:p>-0.0000079894</text:p>
              </table:table-cell>
              <table:table-cell office:value-type="float" office:value="-0.0512">
                <text:p>-0.0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76859">
                <text:p>-0.00000768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73826">
                <text:p>-0.0000073826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70792">
                <text:p>-0.0000070792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67779">
                <text:p>-0.00000677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6458">
                <text:p>-0.000006458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6163">
                <text:p>-0.000006163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5851">
                <text:p>-0.000005851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55588">
                <text:p>-0.0000055588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52442">
                <text:p>-0.0000052442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49405">
                <text:p>-0.000004940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46263">
                <text:p>-0.000004626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43308">
                <text:p>-0.0000043308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40223">
                <text:p>-0.00000402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37215">
                <text:p>-0.0000037215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34055">
                <text:p>-0.0000034055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30991">
                <text:p>-0.0000030991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28002">
                <text:p>-0.0000028002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24899">
                <text:p>-0.0000024899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21942">
                <text:p>-0.0000021942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18685">
                <text:p>-0.0000018685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15752">
                <text:p>-0.0000015752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12592">
                <text:p>-0.0000012592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9569">
                <text:p>-0.0000009569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69555">
                <text:p>-0.00000069555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38514">
                <text:p>-0.00000038514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06853">
                <text:p>-0.0000000685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23085">
                <text:p>0.0000002308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54256">
                <text:p>0.0000005425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85205">
                <text:p>0.0000008520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977">
                <text:p>0.000001197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512">
                <text:p>0.00000151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8076">
                <text:p>0.0000018076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21224">
                <text:p>0.00000212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2433">
                <text:p>0.00000243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27428">
                <text:p>0.000002742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30498">
                <text:p>0.0000030498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33542">
                <text:p>0.0000033542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36667">
                <text:p>0.0000036667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39767">
                <text:p>0.0000039767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42923">
                <text:p>0.000004292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45901">
                <text:p>0.00000459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4909">
                <text:p>0.00000490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52178">
                <text:p>0.000005217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55353">
                <text:p>0.0000055353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58354">
                <text:p>0.0000058354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61559">
                <text:p>0.0000061559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64562">
                <text:p>0.000006456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67805">
                <text:p>0.0000067805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70851">
                <text:p>0.000007085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73971">
                <text:p>0.0000073971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77073">
                <text:p>0.0000077073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80161">
                <text:p>0.0000080161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83424">
                <text:p>0.000008342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86488">
                <text:p>0.000008648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8965">
                <text:p>0.000008965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92682">
                <text:p>0.0000092682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95916">
                <text:p>0.000009591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99047">
                <text:p>0.000009904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102256">
                <text:p>0.0000102256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105289">
                <text:p>0.0000105289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10846">
                <text:p>0.00001084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11155">
                <text:p>0.000011155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1149">
                <text:p>0.0000114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1789">
                <text:p>0.00001178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114">
                <text:p>0.00001211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2423">
                <text:p>0.000012423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2739">
                <text:p>0.000012739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13067">
                <text:p>0.00001306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13378">
                <text:p>0.00001337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13696">
                <text:p>0.000013696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14002">
                <text:p>0.00001400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14344">
                <text:p>0.000014344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14652">
                <text:p>0.00001465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14978">
                <text:p>0.000014978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15282">
                <text:p>0.00001528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15605">
                <text:p>0.00001560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